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text-properties officeooo:rsid="0020aa3e" officeooo:paragraph-rsid="0020aa3e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Footer">
      <style:paragraph-properties fo:text-align="start" style:justify-single-word="false"/>
    </style:style>
    <style:style style:name="P4" style:family="paragraph" style:parent-style-name="Standard">
      <style:text-properties officeooo:paragraph-rsid="0023d39c"/>
    </style:style>
    <style:style style:name="P5" style:family="paragraph" style:parent-style-name="Standard">
      <style:text-properties officeooo:paragraph-rsid="003261a6"/>
    </style:style>
    <style:style style:name="T1" style:family="text">
      <style:text-properties officeooo:rsid="0020aa3e"/>
    </style:style>
    <style:style style:name="T2" style:family="text">
      <style:text-properties officeooo:rsid="00216b12"/>
    </style:style>
    <style:style style:name="T3" style:family="text">
      <style:text-properties officeooo:rsid="0022b6ec"/>
    </style:style>
    <style:style style:name="T4" style:family="text">
      <style:text-properties officeooo:rsid="0023d39c"/>
    </style:style>
    <style:style style:name="T5" style:family="text">
      <style:text-properties fo:background-color="#ffff00" loext:char-shading-value="0"/>
    </style:style>
    <style:style style:name="T6" style:family="text">
      <style:text-properties officeooo:rsid="0023d39c" fo:background-color="#ffff00" loext:char-shading-value="0"/>
    </style:style>
    <style:style style:name="T7" style:family="text">
      <style:text-properties officeooo:rsid="0023d39c" fo:background-color="#ffff00" loext:char-shading-value="0"/>
    </style:style>
    <style:style style:name="T8" style:family="text">
      <style:text-properties fo:background-color="#ffff00" loext:char-shading-value="0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20aa3e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10">I</text:span><text:span text:style-name="T9">nstrucciones</text:span>: </text:p>
      <text:p text:style-name="P4">Marque con <text:span text:style-name="T4">el </text:span><text:span text:style-name="T7">color amarillo</text:span><text:span text:style-name="T8"> </text:span>la opción que considere correcta. Solo una respuesta es correcta por pregunta. <text:span text:style-name="T4">Integra la fuente (URL de dónde averiguaste la respuesta) de la respuesta para que tus compañeros puedan cotejar </text:span></text:p>
      <text:p text:style-name="P5">¿Cuál es la función del conector Molex en la alimentación de un disco duro?</text:p>
      <text:p text:style-name="P5">a) Suministrar energía a la CPU.</text:p>
      <text:p text:style-name="P5">b) Proporcionar energía adicional al sistema de refrigeración.</text:p>
      <text:p text:style-name="P5">c) Alimentar directamente la memoria RAM.</text:p>
      <text:p text:style-name="P5">d) Proporcionar energía al disco duro.</text:p>
      <text:p text:style-name="P5"/>
      <text:p text:style-name="P5">¿Qué significa la sigla "RAID" en el contexto de almacenamiento de datos?</text:p>
      <text:p text:style-name="P5">a) Random Access Integrated Drive.</text:p>
      <text:p text:style-name="P5">b) Redundant Array of Independent Disks.</text:p>
      <text:p text:style-name="P5">c) Rapid Access and Integration Device.</text:p>
      <text:p text:style-name="P5">d) Read-Only Array of Integrated Drives.</text:p>
      <text:p text:style-name="P5"/>
      <text:p text:style-name="P5">¿Cuál de las siguientes opciones describe mejor la interfaz SATA (Serial ATA)?</text:p>
      <text:p text:style-name="P5">a) Utiliza un conector de 40 pines para la conexión de dispositivos de almacenamiento.</text:p>
      <text:p text:style-name="P5">b) Transmite datos en forma de paquetes a través de cables paralelos.</text:p>
      <text:p text:style-name="P5">c) Utiliza un conector de 7 pines para la conexión de dispositivos de almacenamiento.</text:p>
      <text:p text:style-name="P5">d) Es una interfaz obsoleta reemplazada por USB.</text:p>
      <text:p text:style-name="P5"/>
      <text:p text:style-name="P5">¿Cuál es la función principal de una cadena SCSI (Small Computer System Interface)?</text:p>
      <text:p text:style-name="P5">a) Conectar dispositivos de almacenamiento a través de cables ópticos.</text:p>
      <text:p text:style-name="P5">b) Proporcionar energía a los discos duros.</text:p>
      <text:p text:style-name="P5">c) Facilitar la conexión de dispositivos de almacenamiento a la tarjeta madre.</text:p>
      <text:p text:style-name="P5">d) Permitir la comunicación entre dispositivos de almacenamiento y la CPU.</text:p>
      <text:p text:style-name="P5"/>
      <text:p text:style-name="P5">¿Cuántos dispositivos IDE se pueden conectar típicamente a un controlador IDE en una cadena única?</text:p>
      <text:p text:style-name="P5">a) 1.</text:p>
      <text:p text:style-name="P5">b) 2.</text:p>
      <text:p text:style-name="P5">c) 4.</text:p>
      <text:p text:style-name="P5">d) 8.</text:p>
      <text:p text:style-name="P5"/>
      <text:p text:style-name="P5">¿Cuál de las siguientes opciones describe mejor un disco duro externo?</text:p>
      <text:p text:style-name="P5">a) Utiliza memoria flash para el almacenamiento de datos de forma permanente.</text:p>
      <text:p text:style-name="P5">b) Almacena datos de manera óptica mediante láser.</text:p>
      <text:p text:style-name="P5">c) Emplea discos magnéticos giratorios y se conecta a través de USB o Thunderbolt.</text:p>
      <text:p text:style-name="P5">d) Es una unidad de almacenamiento volátil utilizada principalmente para la memoria RAM.</text:p>
      <text:p text:style-name="P5"/>
      <text:p text:style-name="P5">¿Cuál es la función del conector Molex en la alimentación de un disco duro?</text:p>
      <text:p text:style-name="P5">a) Suministrar energía a la CPU.</text:p>
      <text:p text:style-name="P5">b) Proporcionar energía adicional al sistema de refrigeración.</text:p>
      <text:p text:style-name="P5">c) Alimentar directamente la memoria RAM.</text:p>
      <text:p text:style-name="P5">d) Proporcionar energía al disco duro.</text:p>
      <text:p text:style-name="P5"/>
      <text:p text:style-name="P5"><text:soft-page-break/>¿Cuántos pines tiene típicamente un conector SATA utilizado para conectar dispositivos de almacenamiento a la tarjeta madre?</text:p>
      <text:p text:style-name="P5">a) 7.</text:p>
      <text:p text:style-name="P5">b) 15.</text:p>
      <text:p text:style-name="P5">c) 20.</text:p>
      <text:p text:style-name="P5">d) 30.</text:p>
      <text:p text:style-name="P5"/>
      <text:p text:style-name="P5">¿Cuál de las siguientes opciones describe mejor un disco SSD (Solid-State Drive)?</text:p>
      <text:p text:style-name="P5">a) Utiliza discos magnéticos giratorios para el almacenamiento de datos.</text:p>
      <text:p text:style-name="P5">b) Almacena datos de manera óptica mediante láser.</text:p>
      <text:p text:style-name="P5">c) Utiliza memoria flash para el almacenamiento de datos de forma permanente.</text:p>
      <text:p text:style-name="P5">d) Es una unidad de almacenamiento volátil utilizada principalmente para la memoria RAM.</text:p>
      <text:p text:style-name="P5"/>
      <text:p text:style-name="P5">¿Cuántos pines tiene típicamente un conector SATA utilizado para conectar dispositivos de almacenamiento a la tarjeta madre?</text:p>
      <text:p text:style-name="P5">a) 7.</text:p>
      <text:p text:style-name="P5">b) 15.</text:p>
      <text:p text:style-name="P5">c) 20.</text:p>
      <text:p text:style-name="P5">d) 30.</text:p>
      <text:p text:style-name="P5"/>
      <text:p text:style-name="P5">¿Cuál es una ventaja comúnmente asociada con los discos SSD en comparación con los discos duros tradicionales?</text:p>
      <text:p text:style-name="P5">a) Mayor capacidad de almacenamiento.</text:p>
      <text:p text:style-name="P5">b) Menor velocidad de lectura/escritura.</text:p>
      <text:p text:style-name="P5">c) Mayor durabilidad y resistencia a impactos.</text:p>
      <text:p text:style-name="P5">d) Menor costo por gigabyte.</text:p>
      <text:p text:style-name="P5"/>
      <text:p text:style-name="P5">¿Qué tipo de conector utiliza una unidad de disco M.2 para conectarse a la tarjeta madre?</text:p>
      <text:p text:style-name="P5">a) SATA.</text:p>
      <text:p text:style-name="P5">b) USB.</text:p>
      <text:p text:style-name="P5">c) NVMe.</text:p>
      <text:p text:style-name="P5">d) SCSI.</text:p>
      <text:p text:style-name="P5"/>
      <text:p text:style-name="P5">¿Cuál de las siguientes opciones describe mejor la interfaz NVMe (Non-Volatile Memory Express)?</text:p>
      <text:p text:style-name="P5">a) Utiliza un conector de 40 pines para la conexión de dispositivos de almacenamiento.</text:p>
      <text:p text:style-name="P5">b) Transmite datos en forma de paquetes a través de cables paralelos.</text:p>
      <text:p text:style-name="P5">c) Utiliza un conector de 7 pines para la conexión de dispositivos de almacenamiento.</text:p>
      <text:p text:style-name="P5">d) Es una interfaz diseñada específicamente para discos SSD de alta velocidad.</text:p>
      <text:p text:style-name="P5"/>
      <text:p text:style-name="P5">¿Cuál de las siguientes afirmaciones es verdadera sobre la capacidad de almacenamiento de un disco duro o SSD?</text:p>
      <text:p text:style-name="P5">a) La capacidad se mide en megabytes (MB) únicamente.</text:p>
      <text:p text:style-name="P5">b) La capacidad se mide en gigabytes (GB) y terabytes (TB).</text:p>
      <text:p text:style-name="P5">c) La capacidad no es una consideración importante al elegir un dispositivo de almacenamiento.</text:p>
      <text:p text:style-name="P5">d) La capacidad se mide únicamente en kilobytes (KB).</text:p>
      <text:p text:style-name="P5"/>
      <text:p text:style-name="P5">¿Qué significa la sigla "RAID" en el contexto de almacenamiento de datos?</text:p>
      <text:p text:style-name="P5"><text:soft-page-break/>a) Random Access Integrated Drive.</text:p>
      <text:p text:style-name="P5">b) Redundant Array of Independent Disks.</text:p>
      <text:p text:style-name="P5">c) Rapid Access and Integration Device.</text:p>
      <text:p text:style-name="P5">d) Read-Only Array of Integrated Drives.</text:p>
      <text:p text:style-name="P5"/>
      <text:p text:style-name="P5">¿Cuál de las siguientes afirmaciones es verdadera sobre la capacidad de almacenamiento de un disco duro o SSD?</text:p>
      <text:p text:style-name="P5">a) La capacidad se mide en megabytes (MB) únicamente.</text:p>
      <text:p text:style-name="P5">b) La capacidad se mide en gigabytes (GB) y terabytes (TB).</text:p>
      <text:p text:style-name="P5">c) La capacidad no es una consideración importante al elegir un dispositivo de almacenamiento.</text:p>
      <text:p text:style-name="P5">d) La capacidad se mide únicamente en kilobytes (KB).</text:p>
      <text:p text:style-name="P5"/>
      <text:p text:style-name="P5">¿Cuál es la función principal de un disco duro externo?</text:p>
      <text:p text:style-name="P5">a) Proporcionar energía adicional a la tarjeta madre.</text:p>
      <text:p text:style-name="P5">b) Almacenar datos de forma permanente mediante discos magnéticos giratorios.</text:p>
      <text:p text:style-name="P5">c) Facilitar la conexión de dispositivos de almacenamiento a través de cables USB o Thunderbolt.</text:p>
      <text:p text:style-name="P5">d) Mejorar la velocidad de acceso a la memoria RAM.</text:p>
      <text:p text:style-name="P5"/>
      <text:p text:style-name="P5">¿Qué significa la sigla "GPU" en el contexto de hardware informático?</text:p>
      <text:p text:style-name="P5">a) General Processing Unit.</text:p>
      <text:p text:style-name="P5">b) Graphics Processing Unit.</text:p>
      <text:p text:style-name="P5">c) General Purpose Unit.</text:p>
      <text:p text:style-name="P5">d) Graphics Performance Unit.</text:p>
      <text:p text:style-name="P5"/>
      <text:p text:style-name="P5">¿Cuál de los siguientes fabricantes es conocido por sus tarjetas gráficas GeForce?</text:p>
      <text:p text:style-name="P5">a) AMD.</text:p>
      <text:p text:style-name="P5">b) Intel.</text:p>
      <text:p text:style-name="P5">c) NVIDIA.</text:p>
      <text:p text:style-name="P5">d) ASUS.</text:p>
      <text:p text:style-name="P5"/>
      <text:p text:style-name="P5">¿Qué es CUDA en el contexto de tarjetas gráficas NVIDIA?</text:p>
      <text:p text:style-name="P5">a) Un tipo de conector de pantalla.</text:p>
      <text:p text:style-name="P5">b) Una interfaz de usuario para configurar gráficos.</text:p>
      <text:p text:style-name="P5">c) Una arquitectura de procesamiento paralelo desarrollada por NVIDIA.</text:p>
      <text:p text:style-name="P5">d) Una tecnología de refrigeración avanzada.</text:p>
      <text:p text:style-name="P5"/>
      <text:p text:style-name="P5">¿Cuántos procesadores de flujo tiene típicamente una tarjeta gráfica moderna?</text:p>
      <text:p text:style-name="P5">a) 32.</text:p>
      <text:p text:style-name="P5">b) 128.</text:p>
      <text:p text:style-name="P5">c) 512.</text:p>
      <text:p text:style-name="P5">d) Varía según el modelo y la marca.</text:p>
      <text:p text:style-name="P5"/>
      <text:p text:style-name="P5">¿Cuál de las siguientes opciones describe mejor la memoria GDDR en una tarjeta gráfica?</text:p>
      <text:p text:style-name="P5">a) Graphics Double Data Rate.</text:p>
      <text:p text:style-name="P5">b) General Dynamic Data RAM.</text:p>
      <text:p text:style-name="P5">c) Graphics Disk Drive RAM.</text:p>
      <text:p text:style-name="P5">d) General Double Density RAM.</text:p>
      <text:p text:style-name="P5"><text:soft-page-break/></text:p>
      <text:p text:style-name="P5">¿Qué tamaño de tarjeta gráfica es comúnmente conocido como "dual-slot"?</text:p>
      <text:p text:style-name="P5">a) Mini-ITX.</text:p>
      <text:p text:style-name="P5">b) Full-Height.</text:p>
      <text:p text:style-name="P5">c) ATX.</text:p>
      <text:p text:style-name="P5">d) Dos ranuras de expansión.</text:p>
      <text:p text:style-name="P5"/>
      <text:p text:style-name="P5">¿Cuál de las siguientes interfaces se utiliza comúnmente para conectar tarjetas gráficas a la tarjeta madre?</text:p>
      <text:p text:style-name="P5">a) SATA.</text:p>
      <text:p text:style-name="P5">b) PCIe.</text:p>
      <text:p text:style-name="P5">c) USB.</text:p>
      <text:p text:style-name="P5">d) Thunderbolt.</text:p>
      <text:p text:style-name="P5"/>
      <text:p text:style-name="P5">¿Cuál de los siguientes fabricantes es conocido por su línea de tarjetas gráficas Radeon?</text:p>
      <text:p text:style-name="P5">a) NVIDIA.</text:p>
      <text:p text:style-name="P5">b) Intel.</text:p>
      <text:p text:style-name="P5">c) ASUS.</text:p>
      <text:p text:style-name="P5">d) AMD.</text:p>
      <text:p text:style-name="P5"/>
      <text:p text:style-name="P5">¿Cuál de las siguientes opciones describe mejor el propósito de una tarjeta gráfica integrada?</text:p>
      <text:p text:style-name="P5">a) Ofrecer un rendimiento gráfico superior en aplicaciones 3D.</text:p>
      <text:p text:style-name="P5">b) Proporcionar capacidades gráficas básicas sin requerir una tarjeta gráfica dedicada.</text:p>
      <text:p text:style-name="P5">c) Mejorar la velocidad de la CPU en tareas generales.</text:p>
      <text:p text:style-name="P5">d) Agregar funcionalidades de realidad virtual.</text:p>
      <text:p text:style-name="P5"/>
      <text:p text:style-name="P5">¿Qué significa la sigla "VRAM" en el contexto de tarjetas gráficas?</text:p>
      <text:p text:style-name="P5">a) Virtual RAM.</text:p>
      <text:p text:style-name="P5">b) Video RAM.</text:p>
      <text:p text:style-name="P5">c) Volatile RAM.</text:p>
      <text:p text:style-name="P5">d) Variable RAM.</text:p>
      <text:p text:style-name="P5"/>
      <text:p text:style-name="P5">¿Cuál es el propósito principal de los núcleos CUDA en una tarjeta gráfica NVIDIA?</text:p>
      <text:p text:style-name="P5">a) Mejorar el rendimiento de la memoria RAM.</text:p>
      <text:p text:style-name="P5">b) Acelerar cálculos paralelos utilizando la arquitectura CUDA.</text:p>
      <text:p text:style-name="P5">c) Gestionar la interfaz de usuario.</text:p>
      <text:p text:style-name="P5">d) Controlar la velocidad del ventilador.</text:p>
      <text:p text:style-name="P5"/>
      <text:p text:style-name="P5">¿Cuál de las siguientes afirmaciones es verdadera sobre el tamaño físico de una tarjeta gráfica Mini-ITX?</text:p>
      <text:p text:style-name="P5">a) Es más grande que una tarjeta gráfica ATX.</text:p>
      <text:p text:style-name="P5">b) Es el mismo que una tarjeta gráfica Full-Height.</text:p>
      <text:p text:style-name="P5">c) Es más pequeño que una tarjeta gráfica ATX y generalmente diseñado para sistemas compactos.</text:p>
      <text:p text:style-name="P5">d) Varía significativamente dependiendo del fabricante.</text:p>
      <text:p text:style-name="P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20aa3e" officeooo:paragraph-rsid="0020aa3e"/>
    </style:style>
    <style:style style:name="MP2" style:family="paragraph" style:parent-style-name="Footer">
      <style:paragraph-properties fo:text-align="end" style:justify-single-word="false"/>
    </style:style>
    <style:style style:name="MP3" style:family="paragraph" style:parent-style-name="Footer">
      <style:paragraph-properties fo:text-align="start" style:justify-single-word="false"/>
    </style:style>
    <style:style style:name="MT1" style:family="text">
      <style:text-properties officeooo:rsid="0023d39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Mantenimiento y reparación de ordenadores -UFO - <text:span text:style-name="MT1">861</text:span></text:p>
        <text:p text:style-name="MP1"/>
      </style:header>
      <style:footer>
        <text:p text:style-name="MP2"><text:bookmark-start text:name="PageNumWizard_FOOTER_Estilo de página predeterminado3"/><text:page-number text:select-page="current">3</text:page-number><text:s/>/ <text:page-count>4</text:page-count><text:bookmark-end text:name="PageNumWizard_FOOTER_Estilo de página predeterminado3"/></text:p>
      </style:footer>
      <style:footer-left>
        <text:p text:style-name="MP3"><text:bookmark-start text:name="PageNumWizard_FOOTER_Estilo de página predeterminado2"/><text:page-number text:select-page="current">4</text:page-number><text:s/>/ <text:page-count>4</text:page-count><text:bookmark-end text:name="PageNumWizard_FOOTER_Estilo de página predeterminado2"/></text:p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28T15:45:19.105657287</meta:creation-date>
    <dc:date>2024-01-11T19:39:09.450642089</dc:date>
    <meta:editing-duration>PT7H36M34S</meta:editing-duration>
    <meta:editing-cycles>27</meta:editing-cycles>
    <meta:generator>LibreOffice/7.6.2.1$Linux_X86_64 LibreOffice_project/56f7684011345957bbf33a7ee678afaf4d2ba333</meta:generator>
    <meta:document-statistic meta:table-count="0" meta:image-count="0" meta:object-count="0" meta:page-count="4" meta:paragraph-count="150" meta:word-count="1184" meta:character-count="7348" meta:non-whitespace-character-count="6312"/>
  </office:meta>
</office:document-meta>
</file>